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5" style:family="table" style:master-page-name="Standard">
      <style:table-properties style:width="3.15in" fo:margin-left="-0.075in" fo:margin-top="0in" fo:margin-bottom="0in" style:page-number="auto" table:align="left" style:writing-mode="lr-tb"/>
    </style:style>
    <style:style style:name="Table15.A" style:family="table-column">
      <style:table-column-properties style:column-width="3.1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-left="none" fo:border-right="0.5pt solid #00000a" fo:border-top="none" fo:border-bottom="0.5pt solid #00000a"/>
    </style:style>
    <style:style style:name="Table1" style:family="table">
      <style:table-properties style:width="2.9896in" fo:margin-left="0in" fo:margin-top="0in" fo:margin-bottom="0in" table:align="left" style:writing-mode="lr-tb"/>
    </style:style>
    <style:style style:name="Table1.A" style:family="table-column">
      <style:table-column-properties style:column-width="1.4944in"/>
    </style:style>
    <style:style style:name="Table1.B" style:family="table-column">
      <style:table-column-properties style:column-width="1.4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2.9896in" fo:margin-left="0in" fo:margin-top="0in" fo:margin-bottom="0in" table:align="left" style:writing-mode="lr-tb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6889in"/>
    </style:style>
    <style:style style:name="Table2.D" style:family="table-column">
      <style:table-column-properties style:column-width="0.2507in"/>
    </style:style>
    <style:style style:name="Table2.E" style:family="table-column">
      <style:table-column-properties style:column-width="0.555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3" style:family="table">
      <style:table-properties style:width="2.9896in" fo:margin-left="0in" fo:margin-top="0in" fo:margin-bottom="0in" table:align="left" style:writing-mode="lr-tb"/>
    </style:style>
    <style:style style:name="Table3.A" style:family="table-column">
      <style:table-column-properties style:column-width="2.1208in"/>
    </style:style>
    <style:style style:name="Table3.B" style:family="table-column">
      <style:table-column-properties style:column-width="0.8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2.9896in" fo:margin-left="0in" fo:margin-top="0in" fo:margin-bottom="0in" table:align="left" style:writing-mode="lr-tb"/>
    </style:style>
    <style:style style:name="Table4.A" style:family="table-column">
      <style:table-column-properties style:column-width="0.8708in"/>
    </style:style>
    <style:style style:name="Table4.B" style:family="table-column">
      <style:table-column-properties style:column-width="2.118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a"/>
    </style:style>
    <style:style style:name="Table5" style:family="table">
      <style:table-properties style:width="2.9896in" fo:margin-left="0in" fo:margin-top="0in" fo:margin-bottom="0in" table:align="left" style:writing-mode="lr-tb"/>
    </style:style>
    <style:style style:name="Table5.A" style:family="table-column">
      <style:table-column-properties style:column-width="1.2465in"/>
    </style:style>
    <style:style style:name="Table5.B" style:family="table-column">
      <style:table-column-properties style:column-width="1.743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a"/>
    </style:style>
    <style:style style:name="Table6" style:family="table">
      <style:table-properties style:width="2.9896in" fo:margin-left="0in" fo:margin-top="0in" fo:margin-bottom="0in" table:align="left" style:writing-mode="lr-tb"/>
    </style:style>
    <style:style style:name="Table6.A" style:family="table-column">
      <style:table-column-properties style:column-width="1.7458in"/>
    </style:style>
    <style:style style:name="Table6.B" style:family="table-column">
      <style:table-column-properties style:column-width="1.24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2.9965in" fo:margin-left="0in" fo:margin-top="0in" fo:margin-bottom="0in" table:align="left" style:writing-mode="lr-tb"/>
    </style:style>
    <style:style style:name="Table7.A" style:family="table-column">
      <style:table-column-properties style:column-width="1.1833in"/>
    </style:style>
    <style:style style:name="Table7.B" style:family="table-column">
      <style:table-column-properties style:column-width="1.813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a"/>
    </style:style>
    <style:style style:name="Table8" style:family="table">
      <style:table-properties style:width="2.9896in" fo:margin-left="0in" fo:margin-top="0in" fo:margin-bottom="0in" table:align="left" style:writing-mode="lr-tb"/>
    </style:style>
    <style:style style:name="Table8.A" style:family="table-column">
      <style:table-column-properties style:column-width="0.9958in"/>
    </style:style>
    <style:style style:name="Table8.B" style:family="table-column">
      <style:table-column-properties style:column-width="1.9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a"/>
    </style:style>
    <style:style style:name="Table9" style:family="table">
      <style:table-properties style:width="2.9896in" fo:margin-left="0in" fo:margin-top="0in" fo:margin-bottom="0in" table:align="left" style:writing-mode="lr-tb"/>
    </style:style>
    <style:style style:name="Table9.A" style:family="table-column">
      <style:table-column-properties style:column-width="1.3083in"/>
    </style:style>
    <style:style style:name="Table9.B" style:family="table-column">
      <style:table-column-properties style:column-width="1.6813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2.9896in" fo:margin-left="0in" fo:margin-top="0in" fo:margin-bottom="0in" table:align="left" style:writing-mode="lr-tb"/>
    </style:style>
    <style:style style:name="Table10.A" style:family="table-column">
      <style:table-column-properties style:column-width="1.434in"/>
    </style:style>
    <style:style style:name="Table10.B" style:family="table-column">
      <style:table-column-properties style:column-width="1.5556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11" style:family="table">
      <style:table-properties style:width="2.9896in" fo:margin-left="0in" fo:margin-top="0in" fo:margin-bottom="0in" table:align="left" style:writing-mode="lr-tb"/>
    </style:style>
    <style:style style:name="Table11.A" style:family="table-column">
      <style:table-column-properties style:column-width="0.8708in"/>
    </style:style>
    <style:style style:name="Table11.B" style:family="table-column">
      <style:table-column-properties style:column-width="2.118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12" style:family="table">
      <style:table-properties style:width="2.9896in" fo:margin-left="0in" fo:margin-top="0in" fo:margin-bottom="0in" table:align="left" style:writing-mode="lr-tb"/>
    </style:style>
    <style:style style:name="Table12.A" style:family="table-column">
      <style:table-column-properties style:column-width="1.4965in"/>
    </style:style>
    <style:style style:name="Table12.B" style:family="table-column">
      <style:table-column-properties style:column-width="1.493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2.9896in" fo:margin-left="0in" fo:margin-top="0in" fo:margin-bottom="0in" table:align="left" style:writing-mode="lr-tb"/>
    </style:style>
    <style:style style:name="Table13.A" style:family="table-column">
      <style:table-column-properties style:column-width="1.1215in"/>
    </style:style>
    <style:style style:name="Table13.B" style:family="table-column">
      <style:table-column-properties style:column-width="1.868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9896in" fo:margin-left="0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1.493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0858f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officeooo:rsid="0010858f" officeooo:paragraph-rsid="0010858f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officeooo:rsid="000cbde0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officeooo:rsid="000cbde0" officeooo:paragraph-rsid="000cbde0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officeooo:rsid="000d5855" officeooo:paragraph-rsid="000d5855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officeooo:rsid="000f293b" officeooo:paragraph-rsid="000f293b" style:font-name-complex="Times New Roman1"/>
    </style:style>
    <style:style style:name="P16" style:family="paragraph" style:parent-style-name="Standard">
      <style:paragraph-properties fo:margin-top="0in" fo:margin-bottom="0in" loext:contextual-spacing="false"/>
      <style:text-properties style:font-name="Times New Roman" fo:font-weight="bold" style:font-weight-asian="bold" style:font-name-complex="Times New Roman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b5e8d" style:font-name-complex="Times New Roman1"/>
    </style:style>
    <style:style style:name="T5" style:family="text">
      <style:text-properties style:font-name="Times New Roman" officeooo:rsid="000c3f00" style:font-name-complex="Times New Roman1"/>
    </style:style>
    <style:style style:name="T6" style:family="text">
      <style:text-properties style:font-name="Times New Roman" officeooo:rsid="000cbde0" style:font-name-complex="Times New Roman1"/>
    </style:style>
    <style:style style:name="T7" style:family="text">
      <style:text-properties style:font-name="Times New Roman" officeooo:rsid="000d5855" style:font-name-complex="Times New Roman1"/>
    </style:style>
    <style:style style:name="T8" style:family="text">
      <style:text-properties style:font-name="Times New Roman" officeooo:rsid="000f293b" style:font-name-complex="Times New Roman1"/>
    </style:style>
    <style:style style:name="T9" style:family="text">
      <style:text-properties style:font-name="Times New Roman" officeooo:rsid="000f5101" style:font-name-complex="Times New Roman1"/>
    </style:style>
    <style:style style:name="T10" style:family="text">
      <style:text-properties style:font-name="Times New Roman" officeooo:rsid="0013fc47" style:font-name-complex="Times New Roman1"/>
    </style:style>
    <style:style style:name="T11" style:family="text">
      <style:text-properties style:font-name="Times New Roman" fo:font-size="8pt" style:font-size-asian="8pt" style:font-name-complex="Times New Roman1" style:font-size-complex="8pt"/>
    </style:style>
    <style:style style:name="T12" style:family="text">
      <style:text-properties style:font-name="Times New Roman" fo:font-style="italic" style:font-style-asian="italic" style:font-name-complex="Times New Roman1"/>
    </style:style>
    <style:style style:name="Sect1" style:family="section">
      <style:section-properties style:editable="false">
        <style:columns fo:column-count="3" fo:column-gap="0.5in">
          <style:column style:rel-width="21845*" fo:start-indent="0in" fo:end-indent="0.25in"/>
          <style:column style:rel-width="21845*" fo:start-indent="0.25in" fo:end-indent="0.25in"/>
          <style:column style:rel-width="21845*" fo:start-indent="0.25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able:table table:name="Table15" table:style-name="Table15">
          <table:table-column table:style-name="Table15.A"/>
          <table:table-row table:style-name="Table15.1">
            <table:table-cell table:style-name="Table15.A1" office:value-type="string">
              <text:p text:style-name="P2"><text:span text:style-name="T1">Caster: Quick Reference (</text:span><text:span text:style-name="T2">for v0.5.3</text:span><text:span text:style-name="T1">)</text:span></text:p>
              <text:p text:style-name="P9">Hannah Vivian Shaw</text:p>
              <text:p text:style-name="P7"><text:span text:style-name="T3">David Conway (</text:span><text:span text:style-name="T11">CC Attribution 4.0 International</text:span><text:span text:style-name="T3">)</text:span></text:p>
              <text:p text:style-name="P4"/>
              <text:p text:style-name="P6">Numbers (1)</text:p>
              <table:table table:name="Table1" table:style-name="Table1">
                <table:table-column table:style-name="Table1.A"/>
                <table:table-column table:style-name="Table1.B"/>
                <table:table-row table:style-name="Table1.1">
                  <table:table-cell table:style-name="Table1.A1" office:value-type="string">
                    <text:p text:style-name="P5">numb &lt;0..1m&gt;*</text:p>
                    <text:p text:style-name="P5">word number &lt;0..9&gt;*</text:p>
                  </table:table-cell>
                  <table:table-cell table:style-name="Table1.A1" office:value-type="string">
                    <text:p text:style-name="P5">print digits</text:p>
                    <text:p text:style-name="P5">print as words</text:p>
                  </table:table-cell>
                </table:table-row>
              </table:table>
              <text:p text:style-name="P4">* as of version 0.5.3, the special numbers from table (14) are available</text:p>
              <text:p text:style-name="P4"/>
              <text:p text:style-name="P6">Alphabet, Punctuation, Spacing (2)</text:p>
              <table:table table:name="Table2" table:style-name="Table2">
                <table:table-column table:style-name="Table2.A"/>
                <table:table-column table:style-name="Table2.B"/>
                <table:table-column table:style-name="Table2.C"/>
                <table:table-column table:style-name="Table2.D"/>
                <table:table-column table:style-name="Table2.E"/>
                <table:table-row table:style-name="Table2.1">
                  <table:table-cell table:style-name="Table2.A1" table:number-columns-spanned="3" office:value-type="string">
                    <text:p text:style-name="P3"><text:span text:style-name="T3">arch | brov | ch</text:span><text:span text:style-name="T4">um</text:span><text:span text:style-name="T3"> | del</text:span><text:span text:style-name="T4">l</text:span><text:span text:style-name="T3"> | e</text:span><text:span text:style-name="T4">tch</text:span></text:p>
                    <text:p text:style-name="P3"><text:span text:style-name="T3">fox | goof | h</text:span><text:span text:style-name="T4">ark</text:span><text:span text:style-name="T3"> | </text:span><text:span text:style-name="T4">ice</text:span><text:span text:style-name="T3"> | j</text:span><text:span text:style-name="T4">inks</text:span></text:p>
                    <text:p text:style-name="P3"><text:span text:style-name="T3">k</text:span><text:span text:style-name="T4">oop</text:span><text:span text:style-name="T3"> | </text:span><text:span text:style-name="T4">l</text:span><text:span text:style-name="T10">oom</text:span><text:span text:style-name="T3"> | </text:span><text:span text:style-name="T4">mo</text:span><text:span text:style-name="T3">ke | </text:span><text:span text:style-name="T4">nerb</text:span></text:p>
                    <text:p text:style-name="P3"><text:span text:style-name="T3">o</text:span><text:span text:style-name="T4">rk</text:span><text:span text:style-name="T3"> | p</text:span><text:span text:style-name="T4">ooch</text:span><text:span text:style-name="T3"> | </text:span><text:span text:style-name="T4">quash</text:span><text:span text:style-name="T3"> | </text:span><text:span text:style-name="T4">rosh</text:span><text:span text:style-name="T3"> </text:span></text:p>
                    <text:p text:style-name="P3"><text:span text:style-name="T4">souk</text:span><text:span text:style-name="T3"> | t</text:span><text:span text:style-name="T4">eek</text:span><text:span text:style-name="T3"> | un</text:span><text:span text:style-name="T4">ks </text:span><text:span text:style-name="T3">| v</text:span><text:span text:style-name="T4">erge</text:span></text:p>
                    <text:p text:style-name="P3"><text:span text:style-name="T3">w</text:span><text:span text:style-name="T4">omp</text:span><text:span text:style-name="T3"> | </text:span><text:span text:style-name="T4">trex</text:span><text:span text:style-name="T3"> </text:span><text:span text:style-name="T4">|</text:span><text:span text:style-name="T3"> </text:span><text:span text:style-name="T4">yang</text:span><text:span text:style-name="T3"> | </text:span><text:span text:style-name="T5">zooch</text:span></text:p>
                  </table:table-cell>
                  <table:covered-table-cell/>
                  <table:covered-table-cell/>
                  <table:table-cell table:style-name="Table2.A1" table:number-columns-spanned="2" office:value-type="string">
                    <text:p text:style-name="P5">letters</text:p>
                  </table:table-cell>
                  <table:covered-table-cell/>
                </table:table-row>
                <table:table-row table:style-name="Table2.1">
                  <table:table-cell table:style-name="Table2.A1" office:value-type="string">
                    <text:p text:style-name="P13">bang</text:p>
                    <text:p text:style-name="P3"><text:span text:style-name="T3">at</text:span><text:span text:style-name="T6">ta</text:span></text:p>
                    <text:p text:style-name="P13">crunch</text:p>
                    <text:p text:style-name="P13">cash</text:p>
                    <text:p text:style-name="P5">carrot</text:p>
                    <text:p text:style-name="P3"><text:span text:style-name="T3">star/</text:span><text:span text:style-name="T6">stare</text:span></text:p>
                    <text:p text:style-name="P3"><text:span text:style-name="T3">pre</text:span><text:span text:style-name="T6">n/leppa</text:span></text:p>
                    <text:p text:style-name="P13">square/leska</text:p>
                    <text:p text:style-name="P13">brace/lebray</text:p>
                    <text:p text:style-name="P13">brack</text:p>
                    <text:p text:style-name="P5">quotes</text:p>
                    <text:p text:style-name="P13">bips</text:p>
                    <text:p text:style-name="P13">swip/swipe</text:p>
                    <text:p text:style-name="P3"><text:span text:style-name="T3">qu</text:span><text:span text:style-name="T6">ick</text:span></text:p>
                    <text:p text:style-name="P5">dot</text:p>
                    <text:p text:style-name="P3"><text:span text:style-name="T7">scrip</text:span><text:span text:style-name="T3">***</text:span></text:p>
                    <text:p text:style-name="P3"><text:span text:style-name="T7">kit</text:span><text:span text:style-name="T3">***</text:span></text:p>
                    <text:p text:style-name="P3"><text:span text:style-name="T3">s</text:span><text:span text:style-name="T6">lap</text:span><text:span text:style-name="T3">***</text:span></text:p>
                  </table:table-cell>
                  <table:table-cell table:style-name="Table2.A1" office:value-type="string">
                    <text:p text:style-name="P5">!</text:p>
                    <text:p text:style-name="P5">@</text:p>
                    <text:p text:style-name="P5">#</text:p>
                    <text:p text:style-name="P5">$</text:p>
                    <text:p text:style-name="P5">^ </text:p>
                    <text:p text:style-name="P5">*</text:p>
                    <text:p text:style-name="P5">()</text:p>
                    <text:p text:style-name="P5">[]</text:p>
                    <text:p text:style-name="P5">{}</text:p>
                    <text:p text:style-name="P5">&lt;&gt;</text:p>
                    <text:p text:style-name="P5">“”</text:p>
                    <text:p text:style-name="P5">‘’</text:p>
                    <text:p text:style-name="P5">, </text:p>
                    <text:p text:style-name="P5">?</text:p>
                    <text:p text:style-name="P5">.</text:p>
                    <text:p text:style-name="P5">bkspc</text:p>
                    <text:p text:style-name="P5">del</text:p>
                    <text:p text:style-name="P5">enter</text:p>
                  </table:table-cell>
                  <table:table-cell table:style-name="Table2.A1" table:number-columns-spanned="2" office:value-type="string">
                    <text:p text:style-name="P5">score</text:p>
                    <text:p text:style-name="P3"><text:span text:style-name="T3">e</text:span><text:span text:style-name="T6">ek/quals</text:span></text:p>
                    <text:p text:style-name="P13">cent</text:p>
                    <text:p text:style-name="P3"><text:span text:style-name="T3">sl</text:span><text:span text:style-name="T6">i</text:span><text:span text:style-name="T3">sh</text:span></text:p>
                    <text:p text:style-name="P13">zip</text:p>
                    <text:p text:style-name="P3"><text:span text:style-name="T3">sem/</text:span><text:span text:style-name="T6">seem</text:span></text:p>
                    <text:p text:style-name="P13">fizz/face</text:p>
                    <text:p text:style-name="P13">ta***</text:p>
                    <text:p text:style-name="P5">tabby***</text:p>
                    <text:p text:style-name="P3"><text:span text:style-name="T3">pip/</text:span><text:span text:style-name="T6">pipe</text:span></text:p>
                    <text:p text:style-name="P13">bip</text:p>
                    <text:p text:style-name="P3"><text:span text:style-name="T3">pl</text:span><text:span text:style-name="T6">oos</text:span></text:p>
                    <text:p text:style-name="P13">dish/dash</text:p>
                    <text:p text:style-name="P3"><text:span text:style-name="T9">hup</text:span><text:span text:style-name="T3">*** ^</text:span></text:p>
                    <text:p text:style-name="P3"><text:span text:style-name="T3">dun</text:span><text:span text:style-name="T9">e</text:span><text:span text:style-name="T3">*** ^</text:span></text:p>
                    <text:p text:style-name="P3"><text:span text:style-name="T3">l</text:span><text:span text:style-name="T9">op</text:span><text:span text:style-name="T3">*** ^</text:span></text:p>
                    <text:p text:style-name="P3"><text:span text:style-name="T3">ro</text:span><text:span text:style-name="T9">ck</text:span><text:span text:style-name="T3">*** ^</text:span></text:p>
                    <text:p text:style-name="P13">amps</text:p>
                  </table:table-cell>
                  <table:covered-table-cell/>
                  <table:table-cell table:style-name="Table2.A1" office:value-type="string">
                    <text:p text:style-name="P5">_</text:p>
                    <text:p text:style-name="P5">=</text:p>
                    <text:p text:style-name="P5">%</text:p>
                    <text:p text:style-name="P5">/</text:p>
                    <text:p text:style-name="P5">\</text:p>
                    <text:p text:style-name="P5">;</text:p>
                    <text:p text:style-name="P5">:</text:p>
                    <text:p text:style-name="P5">space</text:p>
                    <text:p text:style-name="P5">tab</text:p>
                    <text:p text:style-name="P5">|</text:p>
                    <text:p text:style-name="P5">‘</text:p>
                    <text:p text:style-name="P5">+</text:p>
                    <text:p text:style-name="P5">-</text:p>
                    <text:p text:style-name="P5">up</text:p>
                    <text:p text:style-name="P5">down</text:p>
                    <text:p text:style-name="P5">left</text:p>
                    <text:p text:style-name="P5">right</text:p>
                    <text:p text:style-name="P13">&amp;</text:p>
                  </table:table-cell>
                </table:table-row>
              </table:table>
              <text:p text:style-name="P4">* left key is pressed after </text:p>
              <text:p text:style-name="P4">** space bar is pressed after</text:p>
              <text:p text:style-name="P4">*** repeatable by saying number after</text:p>
              <text:p text:style-name="P4">^ available as asynchronous auto-repeating</text:p>
              <text:p text:style-name="P4"/>
              <text:p text:style-name="P4"/>
              <text:p text:style-name="P4"/>
              <text:p text:style-name="P4"/>
              <text:p text:style-name="P6">Comparisons (3)</text:p>
              <table:table table:name="Table3" table:style-name="Table3">
                <table:table-column table:style-name="Table3.A"/>
                <table:table-column table:style-name="Table3.B"/>
                <table:table-row table:style-name="Table3.1">
                  <table:table-cell table:style-name="Table3.A1" office:value-type="string">
                    <text:p text:style-name="P14">rug/rang</text:p>
                    <text:p text:style-name="P14">lug/lang</text:p>
                    <text:p text:style-name="P14">greequal</text:p>
                    <text:p text:style-name="P14">leequal</text:p>
                    <text:p text:style-name="P14">quiv</text:p>
                  </table:table-cell>
                  <table:table-cell table:style-name="Table3.A1" office:value-type="string">
                    <text:p text:style-name="P5">&gt;</text:p>
                    <text:p text:style-name="P5">&lt;</text:p>
                    <text:p text:style-name="P5">&gt;=</text:p>
                    <text:p text:style-name="P5">&lt;=</text:p>
                    <text:p text:style-name="P5">==</text:p>
                  </table:table-cell>
                </table:table-row>
              </table:table>
              <text:p text:style-name="P6"/>
              <text:p text:style-name="P6">Selection, Editing (4)</text:p>
              <table:table table:name="Table4" table:style-name="Table4">
                <table:table-column table:style-name="Table4.A"/>
                <table:table-column table:style-name="Table4.B"/>
                <table:table-row table:style-name="Table4.1">
                  <table:table-cell table:style-name="Table4.A1" office:value-type="string">
                    <text:p text:style-name="P5">shackle</text:p>
                    <text:p text:style-name="P5">shin* ^</text:p>
                    <text:p text:style-name="P5">queue* ^</text:p>
                    <text:p text:style-name="P5">fly* ^</text:p>
                    <text:p text:style-name="P3"><text:span text:style-name="T7">cop</text:span><text:span text:style-name="T3">**</text:span></text:p>
                    <text:p text:style-name="P5">cut**</text:p>
                    <text:p text:style-name="P3"><text:span text:style-name="T7">paish</text:span><text:span text:style-name="T3">**</text:span></text:p>
                    <text:p text:style-name="P5">garb**</text:p>
                    <text:p text:style-name="P5">drop**</text:p>
                    <text:p text:style-name="P5">duple*</text:p>
                    <text:p text:style-name="P3"><text:span text:style-name="T3">ca</text:span><text:span text:style-name="T7">pe</text:span></text:p>
                    <text:p text:style-name="P5">save</text:p>
                  </table:table-cell>
                  <table:table-cell table:style-name="Table4.A1" office:value-type="string">
                    <text:p text:style-name="P5">select line</text:p>
                    <text:p text:style-name="P5">shift- &lt;dir&gt;</text:p>
                    <text:p text:style-name="P3"><text:span text:style-name="T3">ctrl-</text:span> <text:span text:style-name="T3">shift- &lt;dir&gt;</text:span></text:p>
                    <text:p text:style-name="P5">ctrl- &lt;dir&gt;</text:p>
                    <text:p text:style-name="P5">copy</text:p>
                    <text:p text:style-name="P5">cut</text:p>
                    <text:p text:style-name="P5">paste</text:p>
                    <text:p text:style-name="P5">double-click + copy</text:p>
                    <text:p text:style-name="P5">double-click + paste</text:p>
                    <text:p text:style-name="P5">duplicate line </text:p>
                    <text:p text:style-name="P5">escape</text:p>
                    <text:p text:style-name="P5">ctrl-s</text:p>
                  </table:table-cell>
                </table:table-row>
              </table:table>
              <text:p text:style-name="P4">* takes optional number parameter for repetition </text:p>
              <text:p text:style-name="P4">^ <text:s/>takes optional direction parameter, one of the direction keys from table (2)</text:p>
              <text:p text:style-name="P4">** takes optional number parameter, which is used to determine a persistent clipboard slot</text:p>
              <text:p text:style-name="P4"/>
              <text:p text:style-name="P6">Text Formatting (5)</text:p>
              <table:table table:name="Table5" table:style-name="Table5">
                <table:table-column table:style-name="Table5.A"/>
                <table:table-column table:style-name="Table5.B"/>
                <table:table-row table:style-name="Table5.1">
                  <table:table-cell table:style-name="Table5.A1" table:number-columns-spanned="2" office:value-type="string">
                    <text:p text:style-name="P11">Capitalization</text:p>
                  </table:table-cell>
                  <table:covered-table-cell/>
                </table:table-row>
                <table:table-row table:style-name="Table5.1">
                  <table:table-cell table:style-name="Table5.A1" office:value-type="string">
                    <text:p text:style-name="P5">yell*</text:p>
                    <text:p text:style-name="P5">tie*</text:p>
                    <text:p text:style-name="P5">gerrish* ^</text:p>
                    <text:p text:style-name="P5">sing*</text:p>
                    <text:p text:style-name="P5">laws*</text:p>
                  </table:table-cell>
                  <table:table-cell table:style-name="Table5.A1" office:value-type="string">
                    <text:p text:style-name="P5">SOME WORDS</text:p>
                    <text:p text:style-name="P5">Some Words</text:p>
                    <text:p text:style-name="P5">someWords</text:p>
                    <text:p text:style-name="P5">Some words</text:p>
                    <text:p text:style-name="P5">some words</text:p>
                  </table:table-cell>
                </table:table-row>
                <table:table-row table:style-name="Table5.1">
                  <table:table-cell table:style-name="Table5.A1" table:number-columns-spanned="2" office:value-type="string">
                    <text:p text:style-name="P11">Spacing</text:p>
                  </table:table-cell>
                  <table:covered-table-cell/>
                </table:table-row>
                <table:table-row table:style-name="Table5.1">
                  <table:table-cell table:style-name="Table5.A1" office:value-type="string">
                    <text:p text:style-name="P5">gum | gun*</text:p>
                    <text:p text:style-name="P5">spine*</text:p>
                    <text:p text:style-name="P5">snake* ^</text:p>
                  </table:table-cell>
                  <table:table-cell table:style-name="Table5.A1" office:value-type="string">
                    <text:p text:style-name="P5">somewords</text:p>
                    <text:p text:style-name="P5">some-words</text:p>
                    <text:p text:style-name="P5">some_words</text:p>
                  </table:table-cell>
                </table:table-row>
              </table:table>
              <text:p text:style-name="P4">* capitalization and spacing can be combined into a single command; whether combining or not, they must be suffixed by “bow” and then <text:s/>dictation to format (ex: “tie bow some words”)</text:p>
              <text:p text:style-name="P4">^ gerrish defaults to gum; snake to laws</text:p>
              <text:p text:style-name="P6">Programming Core* (6)</text:p>
              <table:table table:name="Table6" table:style-name="Table6">
                <table:table-column table:style-name="Table6.A"/>
                <table:table-column table:style-name="Table6.B"/>
                <table:table-row table:style-name="Table6.1">
                  <table:table-cell table:style-name="Table6.A1" office:value-type="string">
                    <text:p text:style-name="P5">if</text:p>
                    <text:p text:style-name="P3"><text:span text:style-name="T3">els</text:span><text:span text:style-name="T8">e</text:span></text:p>
                    <text:p text:style-name="P5">elif</text:p>
                    <text:p text:style-name="P5">switch</text:p>
                    <text:p text:style-name="P5">case of</text:p>
                    <text:p text:style-name="P5">break</text:p>
                    <text:p text:style-name="P5">default</text:p>
                    <text:p text:style-name="P3"><text:span text:style-name="T3">for </text:span><text:span text:style-name="T8">each</text:span></text:p>
                    <text:p text:style-name="P3"><text:span text:style-name="T3">for </text:span><text:span text:style-name="T8">o</text:span></text:p>
                    <text:p text:style-name="P5">do</text:p>
                    <text:p text:style-name="P5">while</text:p>
                    <text:p text:style-name="P5">to integer</text:p>
                    <text:p text:style-name="P5">to floating-point</text:p>
                    <text:p text:style-name="P5">to string</text:p>
                    <text:p text:style-name="P5">lodge and</text:p>
                    <text:p text:style-name="P5">lodge or</text:p>
                    <text:p text:style-name="P5">lodge not</text:p>
                    <text:p text:style-name="P3"><text:span text:style-name="T3">print </text:span><text:span text:style-name="T8">out</text:span></text:p>
                    <text:p text:style-name="P5">function</text:p>
                    <text:p text:style-name="P5">class</text:p>
                    <text:p text:style-name="P5">add comment</text:p>
                    <text:p text:style-name="P5">long comment</text:p>
                    <text:p text:style-name="P15">newell</text:p>
                    <text:p text:style-name="P5">return</text:p>
                    <text:p text:style-name="P5">true</text:p>
                    <text:p text:style-name="P5">false</text:p>
                  </table:table-cell>
                  <table:table-cell table:style-name="Table6.A1" office:value-type="string">
                    <text:p text:style-name="P5">if </text:p>
                    <text:p text:style-name="P5">else </text:p>
                    <text:p text:style-name="P5">else if </text:p>
                    <text:p text:style-name="P5">switch </text:p>
                    <text:p text:style-name="P5">case </text:p>
                    <text:p text:style-name="P5">break</text:p>
                    <text:p text:style-name="P5">default</text:p>
                    <text:p text:style-name="P5">for-each loop</text:p>
                    <text:p text:style-name="P5">for-i loop</text:p>
                    <text:p text:style-name="P5">do-while loop</text:p>
                    <text:p text:style-name="P5">while loop</text:p>
                    <text:p text:style-name="P5"/>
                    <text:p text:style-name="P5"/>
                    <text:p text:style-name="P5"/>
                    <text:p text:style-name="P5">logical and</text:p>
                    <text:p text:style-name="P5">logical or</text:p>
                    <text:p text:style-name="P5">logical not</text:p>
                    <text:p text:style-name="P5">system out</text:p>
                    <text:p text:style-name="P5">new function</text:p>
                    <text:p text:style-name="P5">new class</text:p>
                    <text:p text:style-name="P5"/>
                    <text:p text:style-name="P5">multi-line</text:p>
                    <text:p text:style-name="P5">null value</text:p>
                    <text:p text:style-name="P5"/>
                    <text:p text:style-name="P5"/>
                  </table:table-cell>
                </table:table-row>
              </table:table>
              <text:p text:style-name="P4">* must say “enable &lt;language&gt;” before use</text:p>
              <text:p text:style-name="P4"/>
              <text:p text:style-name="P6">Mouse Replacement (7)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ext:p text:style-name="P5">kick</text:p>
                    <text:p text:style-name="P5">kick mid</text:p>
                    <text:p text:style-name="P5">psychic</text:p>
                    <text:p text:style-name="P5">shift right-click</text:p>
                    <text:p text:style-name="P5">colic</text:p>
                    <text:p text:style-name="P5">curse</text:p>
                    <text:p text:style-name="P5"><text:soft-page-break/>douglas</text:p>
                    <text:p text:style-name="P5">rainbow</text:p>
                    <text:p text:style-name="P5">legion</text:p>
                    <text:p text:style-name="P5">left point</text:p>
                    <text:p text:style-name="P5">center point</text:p>
                    <text:p text:style-name="P5">right point</text:p>
                  </table:table-cell>
                  <table:table-cell table:style-name="Table7.A1" office:value-type="string">
                    <text:p text:style-name="P5">left-click</text:p>
                    <text:p text:style-name="P5">middle-click</text:p>
                    <text:p text:style-name="P5">right-click</text:p>
                    <text:p text:style-name="P5"/>
                    <text:p text:style-name="P5">ctrl-click</text:p>
                    <text:p text:style-name="P5">move cursor by pixels</text:p>
                    <text:p text:style-name="P5">move cursor on grid</text:p>
                    <text:p text:style-name="P5">alternate grid</text:p>
                    <text:p text:style-name="P5">smart text selection</text:p>
                    <text:p text:style-name="P5">mouse to screen left</text:p>
                    <text:p text:style-name="P5">mouse to screen center</text:p>
                    <text:p text:style-name="P5">mouse to screen right</text:p>
                  </table:table-cell>
                </table:table-row>
              </table:table>
              <text:p text:style-name="P6">Template -Based Navigation (8)</text:p>
              <table:table table:name="Table8" table:style-name="Table8">
                <table:table-column table:style-name="Table8.A"/>
                <table:table-column table:style-name="Table8.B"/>
                <table:table-row table:style-name="Table8.1">
                  <table:table-cell table:style-name="Table8.A1" office:value-type="string">
                    <text:p text:style-name="P5">jump in*</text:p>
                    <text:p text:style-name="P5">jump out*</text:p>
                    <text:p text:style-name="P5">jump back*</text:p>
                    <text:p text:style-name="P5">fill &lt;target&gt;*</text:p>
                  </table:table-cell>
                  <table:table-cell table:style-name="Table8.A1" office:value-type="string">
                    <text:p text:style-name="P5">move cursor inside next ([{&lt;</text:p>
                    <text:p text:style-name="P5">move cursor past next )]}&gt;</text:p>
                    <text:p text:style-name="P5">move cursor inside prev )]}&gt;</text:p>
                    <text:p text:style-name="P5">highlight &lt;target&gt; in line</text:p>
                  </table:table-cell>
                </table:table-row>
              </table:table>
              <text:p text:style-name="P2"><text:span text:style-name="T3">* all of these are asynchronous, and can be canceled with the word “cancel” if the search is taking too long; &lt;target&gt; only uses certain words; see </text:span><text:span text:style-name="T12">navigation.py</text:span><text:span text:style-name="T3"> for the full list</text:span></text:p>
              <text:p text:style-name="P4"/>
              <text:p text:style-name="P6">Window Management (9)</text:p>
              <table:table table:name="Table9" table:style-name="Table9">
                <table:table-column table:style-name="Table9.A"/>
                <table:table-column table:style-name="Table9.B"/>
                <table:table-row table:style-name="Table9.1">
                  <table:table-cell table:style-name="Table9.A1" office:value-type="string">
                    <text:p text:style-name="P5">minimize</text:p>
                    <text:p text:style-name="P5">maximize</text:p>
                    <text:p text:style-name="P5">remax</text:p>
                    <text:p text:style-name="P5">dredge*</text:p>
                  </table:table-cell>
                  <table:table-cell table:style-name="Table9.A1" office:value-type="string">
                    <text:p text:style-name="P5">minimize window</text:p>
                    <text:p text:style-name="P5">maximize window</text:p>
                    <text:p text:style-name="P5">force maximize</text:p>
                    <text:p text:style-name="P5">alt + tab</text:p>
                  </table:table-cell>
                </table:table-row>
              </table:table>
              <text:p text:style-name="P4">* slated for expansion</text:p>
              <text:p text:style-name="P4"/>
              <text:p text:style-name="P6">Repetition (10)</text:p>
              <table:table table:name="Table10" table:style-name="Table10">
                <table:table-column table:style-name="Table10.A"/>
                <table:table-column table:style-name="Table10.B"/>
                <table:table-row table:style-name="Table10.1">
                  <table:table-cell table:style-name="Table10.A1" office:value-type="string">
                    <text:p text:style-name="P5">again do</text:p>
                    <text:p text:style-name="P5">again &lt;n&gt; times</text:p>
                    <text:p text:style-name="P5">record from history</text:p>
                  </table:table-cell>
                  <table:table-cell table:style-name="Table10.A1" office:value-type="string">
                    <text:p text:style-name="P5">repeat last dictation</text:p>
                    <text:p text:style-name="P5"/>
                    <text:p text:style-name="P5">macro recorder</text:p>
                  </table:table-cell>
                </table:table-row>
              </table:table>
              <text:p text:style-name="P4"/>
              <text:p text:style-name="P6">Aliasing (11)</text:p>
              <table:table table:name="Table11" table:style-name="Table11">
                <table:table-column table:style-name="Table11.A"/>
                <table:table-column table:style-name="Table11.B"/>
                <table:table-row table:style-name="Table11.1">
                  <table:table-cell table:style-name="Table11.A1" office:value-type="string">
                    <text:p text:style-name="P5">alias &lt;dict&gt;</text:p>
                    <text:p text:style-name="P5">chain alias</text:p>
                  </table:table-cell>
                  <table:table-cell table:style-name="Table11.A1" office:value-type="string">
                    <text:p text:style-name="P5">alias highlighted text</text:p>
                    <text:p text:style-name="P5">alias as CCR</text:p>
                  </table:table-cell>
                </table:table-row>
              </table:table>
              <text:p text:style-name="P4"/>
              <text:p text:style-name="P6">Passwords* (12)</text:p>
              <table:table table:name="Table12" table:style-name="Table12">
                <table:table-column table:style-name="Table12.A"/>
                <table:table-column table:style-name="Table12.B"/>
                <table:table-row table:style-name="Table12.1">
                  <table:table-cell table:style-name="Table12.A1" office:value-type="string">
                    <text:p text:style-name="P5">hash password &lt;dict&gt;</text:p>
                    <text:p text:style-name="P5">get password &lt;dict&gt;</text:p>
                  </table:table-cell>
                  <table:table-cell table:style-name="Table12.A1" office:value-type="string">
                    <text:p text:style-name="P5">hash dictation</text:p>
                    <text:p text:style-name="P5">use password seed</text:p>
                  </table:table-cell>
                </table:table-row>
              </table:table>
              <text:p text:style-name="P4">* dictation must be three words</text:p>
              <text:p text:style-name="P4"/>
              <text:p text:style-name="P6">Other Miscellaneous Functionality (13)</text:p>
              <table:table table:name="Table13" table:style-name="Table13">
                <table:table-column table:style-name="Table13.A"/>
                <table:table-column table:style-name="Table13.B"/>
                <table:table-row table:style-name="Table13.1">
                  <table:table-cell table:style-name="Table13.A1" office:value-type="string">
                    <text:p text:style-name="P5">tau sink</text:p>
                    <text:p text:style-name="P5">tau dock</text:p>
                    <text:p text:style-name="P5">kraken</text:p>
                    <text:p text:style-name="P5">pita &lt;text&gt;*</text:p>
                  </table:table-cell>
                  <table:table-cell table:style-name="Table13.A1" office:value-type="string">
                    <text:p text:style-name="P5">end + enter</text:p>
                    <text:p text:style-name="P5">end + semicolon + enter</text:p>
                    <text:p text:style-name="P5">ctrl + space</text:p>
                    <text:p text:style-name="P5">fuzzy string matching</text:p>
                    <text:p text:style-name="P14"/>
                  </table:table-cell>
                </table:table-row>
              </table:table>
              <text:p text:style-name="P6"/>
              <text:p text:style-name="P6"/>
              <text:p text:style-name="P6"/>
              <text:p text:style-name="P6"/>
              <text:p text:style-name="P6">Special Number Words* (14)</text:p>
              <table:table table:name="Table14" table:style-name="Table14">
                <table:table-column table:style-name="Table14.A"/>
                <table:table-column table:style-name="Table14.B"/>
                <table:table-row table:style-name="Table14.1">
                  <table:table-cell table:style-name="Table14.A1" office:value-type="string">
                    <text:p text:style-name="P5">zero</text:p>
                    <text:p text:style-name="P13">eins</text:p>
                    <text:p text:style-name="P13">zwei</text:p>
                    <text:p text:style-name="P12">drei</text:p>
                    <text:p text:style-name="P13">vier</text:p>
                    <text:p text:style-name="P3"><text:span text:style-name="T3">f</text:span><text:span text:style-name="T6">unf</text:span></text:p>
                    <text:p text:style-name="P3"><text:span text:style-name="T3">s</text:span><text:span text:style-name="T6">echs</text:span></text:p>
                    <text:p text:style-name="P3"><text:span text:style-name="T3">s</text:span><text:span text:style-name="T6">ieben</text:span></text:p>
                    <text:p text:style-name="P12">acht</text:p>
                    <text:p text:style-name="P3"><text:span text:style-name="T3">n</text:span><text:span text:style-name="T6">eun</text:span></text:p>
                  </table:table-cell>
                  <table:table-cell table:style-name="Table14.A1" office:value-type="string">
                    <text:p text:style-name="P5">0</text:p>
                    <text:p text:style-name="P5">1</text:p>
                    <text:p text:style-name="P5">2</text:p>
                    <text:p text:style-name="P5">3</text:p>
                    <text:p text:style-name="P5">4</text:p>
                    <text:p text:style-name="P5">5</text:p>
                    <text:p text:style-name="P5">6</text:p>
                    <text:p text:style-name="P5">7</text:p>
                    <text:p text:style-name="P5">8</text:p>
                    <text:p text:style-name="P5">9</text:p>
                  </table:table-cell>
                </table:table-row>
              </table:table>
              <text:p text:style-name="P4">* commands which specify a number use these if the settings file is configured for it; all double-digits and larger are normal</text:p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</table:table-cell>
          </table:table-row>
        </table:table>
        <text:p text:style-name="P1"/>
      </text:section>
      <text:section text:style-name="Sect2" text:name="Section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</meta:initial-creator>
    <meta:editing-cycles>43</meta:editing-cycles>
    <meta:print-date>2016-05-16T01:06:00</meta:print-date>
    <meta:creation-date>2015-05-24T15:01:00</meta:creation-date>
    <dc:date>2017-07-30T22:51:54.028000000</dc:date>
    <meta:editing-duration>PT7H37M20S</meta:editing-duration>
    <meta:generator>LibreOffice/5.2.4.2$Windows_x86 LibreOffice_project/3d5603e1122f0f102b62521720ab13a38a4e0eb0</meta:generator>
    <meta:document-statistic meta:table-count="15" meta:image-count="0" meta:object-count="0" meta:page-count="2" meta:paragraph-count="292" meta:word-count="671" meta:character-count="3607" meta:non-whitespace-character-count="3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